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xt.getContext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MimeTyp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Init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RequestDispatch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Servlet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ResourceAsStream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Resourc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RealPath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ResourcePaths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NamedDispatch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setAttribute( String ke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